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e7de"/>
    </style:style>
    <style:style style:name="P2" style:family="paragraph" style:parent-style-name="Standard">
      <style:text-properties officeooo:rsid="001ee7de" officeooo:paragraph-rsid="001ee7de"/>
    </style:style>
    <style:style style:name="P3" style:family="paragraph" style:parent-style-name="Standard">
      <style:text-properties officeooo:rsid="001ee7de" officeooo:paragraph-rsid="00204752"/>
    </style:style>
    <style:style style:name="P4" style:family="paragraph" style:parent-style-name="Standard">
      <style:text-properties officeooo:rsid="001ee7de" officeooo:paragraph-rsid="0022d14c"/>
    </style:style>
    <style:style style:name="P5" style:family="paragraph" style:parent-style-name="Standard">
      <style:text-properties officeooo:rsid="001ee7de" officeooo:paragraph-rsid="0024e63f"/>
    </style:style>
    <style:style style:name="P6" style:family="paragraph" style:parent-style-name="Standard">
      <style:text-properties officeooo:rsid="001ee7de" officeooo:paragraph-rsid="00263f70"/>
    </style:style>
    <style:style style:name="P7" style:family="paragraph" style:parent-style-name="Standard">
      <style:text-properties officeooo:rsid="0021de42" officeooo:paragraph-rsid="0021de42"/>
    </style:style>
    <style:style style:name="P8" style:family="paragraph" style:parent-style-name="Standard">
      <style:text-properties officeooo:rsid="0021de42" officeooo:paragraph-rsid="0024e63f"/>
    </style:style>
    <style:style style:name="P9" style:family="paragraph" style:parent-style-name="Standard">
      <style:text-properties officeooo:rsid="0021de42" officeooo:paragraph-rsid="00263f70"/>
    </style:style>
    <style:style style:name="P10" style:family="paragraph" style:parent-style-name="Standard">
      <style:text-properties officeooo:rsid="0021de42" officeooo:paragraph-rsid="002774fe"/>
    </style:style>
    <style:style style:name="P11" style:family="paragraph" style:parent-style-name="Standard">
      <style:text-properties officeooo:rsid="0021de42" officeooo:paragraph-rsid="002f6cba"/>
    </style:style>
    <style:style style:name="P12" style:family="paragraph" style:parent-style-name="Standard">
      <style:text-properties officeooo:rsid="0022d14c" officeooo:paragraph-rsid="0022d14c"/>
    </style:style>
    <style:style style:name="P13" style:family="paragraph" style:parent-style-name="Standard">
      <style:text-properties officeooo:rsid="0024e63f" officeooo:paragraph-rsid="0024e63f"/>
    </style:style>
    <style:style style:name="P14" style:family="paragraph" style:parent-style-name="Standard">
      <style:text-properties officeooo:rsid="002ec4ba" officeooo:paragraph-rsid="002ec4ba"/>
    </style:style>
    <style:style style:name="P15" style:family="paragraph" style:parent-style-name="Standard">
      <style:text-properties officeooo:rsid="002ec4ba" officeooo:paragraph-rsid="002f6cba"/>
    </style:style>
    <style:style style:name="P16" style:family="paragraph" style:parent-style-name="Standard">
      <style:text-properties officeooo:rsid="002ec4ba" officeooo:paragraph-rsid="002f8730"/>
    </style:style>
    <style:style style:name="P17" style:family="paragraph" style:parent-style-name="Standard">
      <style:text-properties officeooo:rsid="002ec4ba" officeooo:paragraph-rsid="00309935"/>
    </style:style>
    <style:style style:name="P18" style:family="paragraph" style:parent-style-name="Standard">
      <style:text-properties officeooo:rsid="002d48c3" officeooo:paragraph-rsid="001ee7de"/>
    </style:style>
    <style:style style:name="P19" style:family="paragraph" style:parent-style-name="Standard">
      <style:text-properties officeooo:rsid="0024e63f" officeooo:paragraph-rsid="0024e63f"/>
    </style:style>
    <style:style style:name="P20" style:family="paragraph" style:parent-style-name="Standard">
      <style:text-properties officeooo:rsid="00263f70" officeooo:paragraph-rsid="00263f70"/>
    </style:style>
    <style:style style:name="P21" style:family="paragraph" style:parent-style-name="Standard">
      <style:text-properties officeooo:rsid="00204752" officeooo:paragraph-rsid="0022d14c"/>
    </style:style>
    <style:style style:name="P22" style:family="paragraph" style:parent-style-name="Standard">
      <style:text-properties officeooo:rsid="0022fc37" officeooo:paragraph-rsid="0024e63f"/>
    </style:style>
    <style:style style:name="P23" style:family="paragraph" style:parent-style-name="Standard">
      <style:text-properties officeooo:rsid="0022fc37" officeooo:paragraph-rsid="002774fe"/>
    </style:style>
    <style:style style:name="P24" style:family="paragraph" style:parent-style-name="Standard">
      <style:text-properties officeooo:rsid="002774fe" officeooo:paragraph-rsid="002774fe"/>
    </style:style>
    <style:style style:name="P25" style:family="paragraph" style:parent-style-name="Standard">
      <style:text-properties officeooo:rsid="002f6cba" officeooo:paragraph-rsid="002f6cba"/>
    </style:style>
    <style:style style:name="P26" style:family="paragraph" style:parent-style-name="Standard">
      <style:text-properties officeooo:rsid="002f8730" officeooo:paragraph-rsid="002f8730"/>
    </style:style>
    <style:style style:name="P27" style:family="paragraph" style:parent-style-name="Standard">
      <style:text-properties officeooo:rsid="0021de42" officeooo:paragraph-rsid="002f6cba"/>
    </style:style>
    <style:style style:name="P28" style:family="paragraph" style:parent-style-name="Standard">
      <style:text-properties officeooo:rsid="0021de42" officeooo:paragraph-rsid="0021de42"/>
    </style:style>
    <style:style style:name="P29" style:family="paragraph" style:parent-style-name="Standard">
      <style:text-properties officeooo:rsid="0021de42" officeooo:paragraph-rsid="00341b71"/>
    </style:style>
    <style:style style:name="P30" style:family="paragraph" style:parent-style-name="Standard">
      <style:text-properties officeooo:rsid="0021de42" officeooo:paragraph-rsid="0034abf4"/>
    </style:style>
    <style:style style:name="P31" style:family="paragraph" style:parent-style-name="Standard">
      <style:text-properties officeooo:rsid="0032648d" officeooo:paragraph-rsid="0032648d"/>
    </style:style>
    <style:style style:name="P32" style:family="paragraph" style:parent-style-name="Standard">
      <style:text-properties officeooo:rsid="0032648d" officeooo:paragraph-rsid="00341b71"/>
    </style:style>
    <style:style style:name="T1" style:family="text">
      <style:text-properties officeooo:rsid="00204752"/>
    </style:style>
    <style:style style:name="T2" style:family="text">
      <style:text-properties officeooo:rsid="0022d14c"/>
    </style:style>
    <style:style style:name="T3" style:family="text">
      <style:text-properties officeooo:rsid="0022fc37"/>
    </style:style>
    <style:style style:name="T4" style:family="text">
      <style:text-properties officeooo:rsid="0024e63f"/>
    </style:style>
    <style:style style:name="T5" style:family="text">
      <style:text-properties officeooo:rsid="00263f70"/>
    </style:style>
    <style:style style:name="T6" style:family="text">
      <style:text-properties officeooo:rsid="002774fe"/>
    </style:style>
    <style:style style:name="T7" style:family="text">
      <style:text-properties officeooo:rsid="00296e89"/>
    </style:style>
    <style:style style:name="T8" style:family="text">
      <style:text-properties officeooo:rsid="002a54a2"/>
    </style:style>
    <style:style style:name="T9" style:family="text">
      <style:text-properties officeooo:rsid="002f6cba"/>
    </style:style>
    <style:style style:name="T10" style:family="text">
      <style:text-properties officeooo:rsid="002f8730"/>
    </style:style>
    <style:style style:name="T11" style:family="text">
      <style:text-properties officeooo:rsid="00309935"/>
    </style:style>
    <style:style style:name="T12" style:family="text">
      <style:text-properties officeooo:rsid="00341b71"/>
    </style:style>
    <style:style style:name="T13" style:family="text">
      <style:text-properties officeooo:rsid="00364092"/>
    </style:style>
    <style:style style:name="T14" style:family="text">
      <style:text-properties officeooo:rsid="00390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lgoritmo { algoritmo empresa aerea }</text:p>
      <text:p text:style-name="P2"><text:tab/>defina X <text:span text:style-name="T7">= 4</text:span> { numero de avioes }</text:p>
      <text:p text:style-name="P2"><text:tab/>declare Assento<text:span text:style-name="T2">[X]</text:span> registro(<text:span text:style-name="T2">tAssentos numérico, </text:span>nPassageiro<text:span text:style-name="T5">[60]</text:span> literal)<text:tab/><text:tab/></text:p>
      <text:p text:style-name="P2"><text:tab/>declare Aviao[X] <text:span text:style-name="T1">r</text:span>egistro(n<text:span text:style-name="T2">umero</text:span> literal)</text:p>
      <text:p text:style-name="P2"><text:tab/>declare <text:span text:style-name="T6">i, j, </text:span>vLido, <text:span text:style-name="T1">contadorAvioes, contadorAssentos[4], achou</text:span> numérico</text:p>
      <text:p text:style-name="P2"><text:tab/><text:span text:style-name="T1">declare nAviao, nPassageiro literais</text:span></text:p>
      <text:p text:style-name="P13"><text:s text:c="6"/>enquanto vLido != 6</text:p>
      <text:p text:style-name="P5"><text:tab/>imprima<text:tab/>1 – Cadastrar os números dos aviões </text:p>
      <text:p text:style-name="P1"><text:tab/><text:tab/><text:tab/>2 – Cadastrar o número de lugares disponíveis em cada avião <text:span text:style-name="T8">60</text:span></text:p>
      <text:p text:style-name="P1"><text:tab/><text:tab/><text:tab/>3 – Reservar passagem </text:p>
      <text:p text:style-name="P1"><text:tab/><text:tab/><text:tab/>4 – Consultar por avião </text:p>
      <text:p text:style-name="P1"><text:tab/><text:tab/><text:tab/>5 – Consultar por passageiro </text:p>
      <text:p text:style-name="P2"><text:tab/><text:tab/><text:tab/>6 – Finalizar</text:p>
      <text:p text:style-name="P2"><text:tab/>leia v<text:span text:style-name="T1">L</text:span>ido</text:p>
      <text:p text:style-name="P2"><text:tab/><text:span text:style-name="T1">caso vLido </text:span></text:p>
      <text:p text:style-name="P2"><text:tab/><text:tab/><text:span text:style-name="T1">1: para i de 0 a X faça</text:span></text:p>
      <text:p text:style-name="P2"><text:tab/><text:tab/><text:tab/><text:span text:style-name="T1">leia nAviao</text:span></text:p>
      <text:p text:style-name="P2"><text:tab/><text:tab/><text:tab/><text:span text:style-name="T5">achou = 0;</text:span></text:p>
      <text:p text:style-name="P2"><text:tab/><text:tab/><text:tab/><text:span text:style-name="T1">se i = 0 então</text:span></text:p>
      <text:p text:style-name="P4"><text:tab/><text:tab/><text:tab/><text:tab/><text:span text:style-name="T2">Aviao[0].numero ← nAviao</text:span></text:p>
      <text:p text:style-name="P4"><text:tab/><text:tab/><text:tab/><text:tab/><text:span text:style-name="T5">contadorAssentos[0] ← 0</text:span></text:p>
      <text:p text:style-name="P2"><text:tab/><text:tab/><text:tab/><text:span text:style-name="T1">fim-se</text:span></text:p>
      <text:p text:style-name="P2"><text:tab/><text:tab/><text:tab/><text:span text:style-name="T5">para i de 0 a X</text:span></text:p>
      <text:p text:style-name="P3"><text:tab/><text:tab/><text:tab/><text:tab/><text:span text:style-name="T1">se (verificaDuplicados(nAviao, Aviao[i].numero) = 1) então</text:span></text:p>
      <text:p text:style-name="P4"><text:tab/><text:tab/><text:tab/><text:tab/><text:tab/><text:span text:style-name="T5">achou ← 1<text:tab/></text:span></text:p>
      <text:p text:style-name="P4"><text:tab/><text:tab/><text:tab/><text:tab/><text:span text:style-name="T5">fim-se</text:span></text:p>
      <text:p text:style-name="P4"><text:tab/><text:tab/><text:tab/><text:span text:style-name="T5">fim-para</text:span></text:p>
      <text:p text:style-name="P6"><text:tab/><text:tab/><text:tab/></text:p>
      <text:p text:style-name="P6"/>
      <text:p text:style-name="P20"><text:tab/><text:tab/><text:tab/>se achou = 1 faça</text:p>
      <text:p text:style-name="P3"><text:tab/><text:tab/><text:tab/><text:tab/><text:span text:style-name="T1">imprima Registro Duplicado</text:span></text:p>
      <text:p text:style-name="P3"><text:tab/><text:tab/><text:tab/><text:tab/><text:span text:style-name="T1">i ← i-1</text:span></text:p>
      <text:p text:style-name="P20"><text:tab/><text:tab/><text:tab/>senão</text:p>
      <text:p text:style-name="P6"><text:tab/><text:tab/><text:tab/><text:tab/><text:span text:style-name="T2">Aviao[i].numero ← nAviao</text:span></text:p>
      <text:p text:style-name="P6"><text:tab/><text:tab/><text:tab/><text:tab/><text:span text:style-name="T5">contadorAssentos[i] ← 0</text:span></text:p>
      <text:p text:style-name="P6"><text:tab/><text:tab/><text:span text:style-name="T5">fim-para</text:span></text:p>
      <text:p text:style-name="P6"><text:tab/><text:tab/></text:p>
      <text:p text:style-name="P12"><text:tab/><text:tab/><text:span text:style-name="T2">2: <text:s/><text:tab/>para i de 0 a X faça</text:span></text:p>
      <text:p text:style-name="P4"><text:tab/><text:tab/><text:tab/><text:tab/><text:span text:style-name="T2">imprima Insira o numero de assentos livres no avião Aviao[i].numero</text:span></text:p>
      <text:p text:style-name="P21"><text:tab/><text:tab/><text:tab/><text:tab/>leia nAviao</text:p>
      <text:p text:style-name="P4"><text:tab/><text:tab/><text:tab/><text:tab/><text:span text:style-name="T3">Assentos[i].tAssentos ← nAviao1</text:span></text:p>
      <text:p text:style-name="P4"><text:tab/><text:tab/><text:tab/><text:span text:style-name="T2">fim-para</text:span></text:p>
      <text:p text:style-name="P7"/>
      <text:p text:style-name="P7"><text:tab/><text:tab/><text:span text:style-name="T3">3: <text:tab/>imprima Insira o numero do aviao</text:span></text:p>
      <text:p text:style-name="P8"><text:tab/><text:tab/><text:tab/><text:span text:style-name="T5">leia nAviao</text:span></text:p>
      <text:p text:style-name="P22"><text:tab/><text:tab/><text:tab/>para i de 0 a X</text:p>
      <text:p text:style-name="P22"><text:tab/><text:tab/><text:tab/><text:tab/>se (verificaDuplicados(nAviao, Aviao[i].numero) = 1</text:p>
      <text:p text:style-name="P22"><text:tab/><text:tab/><text:tab/><text:tab/><text:tab/>achou = 1</text:p>
      <text:p text:style-name="P8"><text:tab/><text:tab/><text:tab/><text:tab/><text:tab/><text:span text:style-name="T4">nAviao ← i</text:span></text:p>
      <text:p text:style-name="P22"><text:tab/><text:tab/><text:tab/><text:tab/>fim se</text:p>
      <text:p text:style-name="P22"><text:tab/><text:tab/><text:tab/>fim para </text:p>
      <text:p text:style-name="P9"><text:tab/><text:tab/><text:tab/><text:span text:style-name="T5">se achou = 1 então</text:span></text:p>
      <text:p text:style-name="P9"><text:tab/><text:tab/><text:tab/><text:span text:style-name="T5">leia nPassageiro</text:span></text:p>
      <text:p text:style-name="P9"><text:tab/><text:tab/><text:tab/><text:span text:style-name="T5">se (contadorAssentos &lt; tAssento[i])</text:span></text:p>
      <text:p text:style-name="P9"><text:tab/><text:tab/><text:tab/><text:tab/><text:span text:style-name="T5">Assento[i].nomePassageiro[contadorAssentos] = nPassageiro</text:span></text:p>
      <text:p text:style-name="P9"><text:tab/><text:tab/><text:tab/><text:tab/><text:span text:style-name="T5">contadorAssentos[i]++</text:span></text:p>
      <text:p text:style-name="P9"><text:soft-page-break/><text:tab/><text:tab/><text:tab/><text:span text:style-name="T5">senão</text:span></text:p>
      <text:p text:style-name="P9"><text:tab/><text:tab/><text:tab/><text:tab/><text:span text:style-name="T5">imprima Aviao Cheio</text:span></text:p>
      <text:p text:style-name="P9"><text:tab/><text:tab/><text:tab/><text:span text:style-name="T5">fim-se</text:span></text:p>
      <text:p text:style-name="P9"><text:tab/><text:tab/></text:p>
      <text:p text:style-name="P10"><text:tab/><text:tab/><text:span text:style-name="T5">4: imprima Insira o numero do aviao</text:span></text:p>
      <text:p text:style-name="P10"><text:tab/><text:tab/><text:tab/><text:span text:style-name="T5">leia nAviao</text:span></text:p>
      <text:p text:style-name="P23"><text:tab/><text:tab/><text:tab/>para i de 0 a X</text:p>
      <text:p text:style-name="P23"><text:tab/><text:tab/><text:tab/><text:tab/>se (verificaDuplicados(nAviao, Aviao[i].numero) = 1</text:p>
      <text:p text:style-name="P23"><text:tab/><text:tab/><text:tab/><text:tab/><text:tab/>achou = 1</text:p>
      <text:p text:style-name="P10"><text:tab/><text:tab/><text:tab/><text:tab/><text:tab/><text:span text:style-name="T4">nAviao ← i</text:span></text:p>
      <text:p text:style-name="P23"><text:tab/><text:tab/><text:tab/><text:tab/>fim se</text:p>
      <text:p text:style-name="P23"><text:tab/><text:tab/><text:tab/>fim para</text:p>
      <text:p text:style-name="P10"><text:tab/><text:tab/><text:tab/><text:span text:style-name="T5">se achou = 1 então</text:span></text:p>
      <text:p text:style-name="P10"><text:tab/><text:tab/><text:tab/><text:tab/><text:span text:style-name="T6">para i de 0 a contadorAssentos[nAviao]-1 faça</text:span></text:p>
      <text:p text:style-name="P10"><text:tab/><text:tab/><text:tab/><text:tab/><text:tab/><text:span text:style-name="T6">imprima i, Assento[i].nPassageiro </text:span></text:p>
      <text:p text:style-name="P8"><text:tab/><text:tab/><text:tab/><text:tab/><text:span text:style-name="T6">fim-para</text:span></text:p>
      <text:p text:style-name="P8"><text:tab/><text:tab/><text:tab/><text:span text:style-name="T6">fim-se</text:span></text:p>
      <text:p text:style-name="P8"><text:tab/><text:tab/></text:p>
      <text:p text:style-name="P24"><text:tab/><text:tab/>5: imprima insira o nome do passageiro</text:p>
      <text:p text:style-name="P8"><text:tab/><text:tab/><text:tab/><text:span text:style-name="T6">leia nPassageiro</text:span></text:p>
      <text:p text:style-name="P8"><text:tab/><text:tab/><text:tab/><text:span text:style-name="T6">para i de 0 a X</text:span></text:p>
      <text:p text:style-name="P8"><text:tab/><text:tab/><text:tab/><text:tab/><text:span text:style-name="T6">para j de 0 Assento[j].tAssentos faça</text:span></text:p>
      <text:p text:style-name="P8"><text:tab/><text:tab/><text:tab/><text:tab/><text:tab/><text:span text:style-name="T6">se (verificaDuplicados(nPassageiro, Assento[j].nPassageiro) = 1)</text:span></text:p>
      <text:p text:style-name="P8"><text:tab/><text:tab/><text:tab/><text:tab/><text:tab/><text:tab/><text:span text:style-name="T6">imprima Aviao[i].numero, nPassageiro</text:span></text:p>
      <text:p text:style-name="P8"><text:tab/><text:tab/><text:tab/><text:tab/><text:tab/><text:span text:style-name="T6">fim-se</text:span></text:p>
      <text:p text:style-name="P8"><text:tab/><text:tab/><text:tab/><text:tab/><text:span text:style-name="T6">fim-para</text:span></text:p>
      <text:p text:style-name="P8"><text:tab/><text:tab/><text:tab/><text:span text:style-name="T6">fim-para</text:span><text:tab/><text:tab/><text:tab/></text:p>
      <text:p text:style-name="P13"><text:s text:c="6"/>fim-enquanto</text:p>
      <text:p text:style-name="P13">fim-Algortimo</text:p>
      <text:p text:style-name="P7"/>
      <text:p text:style-name="P7">subortina inteiro verificaDuplicados(v1 literal, v2 literal)</text:p>
      <text:p text:style-name="P7"><text:tab/>se strcmp(v1, v2) = 0</text:p>
      <text:p text:style-name="P7"><text:tab/><text:tab/>retorna <text:span text:style-name="T3">1</text:span></text:p>
      <text:p text:style-name="P7"><text:tab/>el<text:span text:style-name="T2">se</text:span></text:p>
      <text:p text:style-name="P7"><text:tab/><text:tab/>retorna 0</text:p>
      <text:p text:style-name="P7">fim-subroti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4">Algoritmo { banco }</text:p>
      <text:p text:style-name="P14"><text:tab/>defina X 2000 {tottal clientes}</text:p>
      <text:p text:style-name="P14"><text:tab/>declare cliente[X] registro (nome, endereco, cgc literais, idade, numeroConta[1<text:span text:style-name="T9">6</text:span>], numericos)</text:p>
      <text:p text:style-name="P14"><text:tab/>declare conta[X*15] registro(c<text:span text:style-name="T10">gc</text:span>, tempo, saldo numericos)</text:p>
      <text:p text:style-name="P14"><text:tab/>declare nome, endereco, cgc literais</text:p>
      <text:p text:style-name="P14"><text:tab/>declare i, j, <text:span text:style-name="T9">achou,</text:span> vLido, <text:span text:style-name="T9">contadorClientes, negativos, contadorContas, </text:span>cliente, tempo, saldo, idade, nConta numericos</text:p>
      <text:p text:style-name="P14"><text:tab/><text:span text:style-name="T9">contadorClientes = 0;</text:span></text:p>
      <text:p text:style-name="P14"><text:tab/><text:span text:style-name="T9">contadorContas = 0;</text:span></text:p>
      <text:p text:style-name="P14"><text:tab/>vLido = 0;</text:p>
      <text:p text:style-name="P14"><text:tab/>enquanto (vLido != 3) {</text:p>
      <text:p text:style-name="P14"><text:tab/><text:tab/><text:span text:style-name="T11">negativos = 0;</text:span></text:p>
      <text:p text:style-name="P14"><text:tab/><text:tab/><text:span text:style-name="T11">achou = 0;</text:span></text:p>
      <text:p text:style-name="P14"><text:tab/><text:tab/>imprima <text:tab/>1 – Cadastrar cliente</text:p>
      <text:p text:style-name="P14"><text:tab/><text:tab/><text:tab/><text:tab/>2 – Cadastrar conta</text:p>
      <text:p text:style-name="P14"><text:tab/><text:tab/><text:tab/><text:tab/>3 – Numero clientes com saldo negativo</text:p>
      <text:p text:style-name="P15"><text:tab/><text:tab/><text:tab/><text:tab/>4 – <text:span text:style-name="T9">Numero de clientes com conta há mais de 10 anos e menos de 30 anos d idade</text:span></text:p>
      <text:p text:style-name="P15"><text:tab/><text:tab/><text:span text:style-name="T9">leia vLido</text:span></text:p>
      <text:p text:style-name="P15"><text:tab/><text:tab/>caso <text:span text:style-name="T9">vLido</text:span></text:p>
      <text:p text:style-name="P15"><text:tab/><text:tab/><text:tab/><text:span text:style-name="T9">1: </text:span><text:s/><text:tab/><text:span text:style-name="T9">leia nome</text:span></text:p>
      <text:p text:style-name="P15"><text:tab/><text:tab/><text:tab/><text:tab/><text:span text:style-name="T9">leia endereco</text:span></text:p>
      <text:p text:style-name="P15"><text:tab/><text:tab/><text:tab/><text:tab/><text:span text:style-name="T9">leia cgc</text:span></text:p>
      <text:p text:style-name="P15"><text:tab/><text:tab/><text:tab/><text:tab/><text:span text:style-name="T9">leia idade</text:span></text:p>
      <text:p text:style-name="P15"><text:tab/><text:tab/><text:tab/><text:tab/><text:span text:style-name="T9">se (nClientes &lt; X) <text:s/>então</text:span></text:p>
      <text:p text:style-name="P15"><text:tab/><text:tab/><text:tab/><text:tab/><text:tab/><text:span text:style-name="T9">para i de 0 a contadorClientes faça</text:span></text:p>
      <text:p text:style-name="P15"><text:tab/><text:tab/><text:tab/><text:tab/><text:tab/><text:tab/><text:span text:style-name="T9">se (verificaDuplicados(cgc, cliente[i].cgc) = 1)</text:span></text:p>
      <text:p text:style-name="P15"><text:tab/><text:tab/><text:tab/><text:tab/><text:tab/><text:tab/><text:tab/><text:span text:style-name="T9">achou = 1</text:span></text:p>
      <text:p text:style-name="P15"><text:tab/><text:tab/><text:tab/><text:tab/><text:tab/><text:tab/><text:span text:style-name="T9">fim-se</text:span></text:p>
      <text:p text:style-name="P15"><text:tab/><text:tab/><text:tab/><text:tab/><text:tab/><text:span text:style-name="T9">fim-para</text:span></text:p>
      <text:p text:style-name="P15"><text:tab/><text:tab/><text:tab/><text:tab/><text:tab/><text:span text:style-name="T9">se (achou = 0)</text:span></text:p>
      <text:p text:style-name="P25"><text:tab/><text:tab/><text:tab/><text:tab/><text:tab/><text:tab/>cliente[contadorClientes].nome = nome</text:p>
      <text:p text:style-name="P15"><text:tab/><text:tab/><text:tab/><text:tab/><text:tab/><text:tab/><text:span text:style-name="T9">cliente[contadorClientes].endereco = endereco</text:span></text:p>
      <text:p text:style-name="P15"><text:tab/><text:tab/><text:tab/><text:tab/><text:tab/><text:tab/><text:span text:style-name="T9">cliente[contadorClientes].cgc = cgc</text:span></text:p>
      <text:p text:style-name="P15"><text:tab/><text:tab/><text:tab/><text:tab/><text:tab/><text:tab/><text:span text:style-name="T9">cliente[contadorClientes].idade = idade</text:span></text:p>
      <text:p text:style-name="P15"><text:tab/><text:tab/><text:tab/><text:tab/><text:tab/><text:span text:style-name="T9">senao</text:span></text:p>
      <text:p text:style-name="P15"><text:tab/><text:tab/><text:tab/><text:tab/><text:tab/><text:tab/><text:span text:style-name="T9">imprima CGC duplicado</text:span></text:p>
      <text:p text:style-name="P15"><text:tab/><text:tab/><text:tab/><text:tab/><text:tab/><text:span text:style-name="T9">fim-se</text:span></text:p>
      <text:p text:style-name="P15"><text:tab/><text:tab/><text:tab/><text:tab/><text:span text:style-name="T9">senao</text:span></text:p>
      <text:p text:style-name="P15"><text:tab/><text:tab/><text:tab/><text:tab/><text:tab/><text:span text:style-name="T9">imprima Numero de Clientes Excedido</text:span></text:p>
      <text:p text:style-name="P15"><text:tab/><text:tab/><text:tab/><text:tab/><text:span text:style-name="T9">fim-se</text:span></text:p>
      <text:p text:style-name="P16"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6"><text:tab/><text:tab/><text:tab/>2: <text:tab/>leia cgc</text:p>
      <text:p text:style-name="P16"><text:tab/><text:tab/><text:tab/><text:tab/><text:span text:style-name="T10">para i de 0 a contadorClientes faça</text:span></text:p>
      <text:p text:style-name="P16"><text:tab/><text:tab/><text:tab/><text:tab/><text:tab/><text:span text:style-name="T9">se (verificaDuplicados(cgc, cliente[i].cgc) = 1)</text:span></text:p>
      <text:p text:style-name="P16"><text:tab/><text:tab/><text:tab/><text:tab/><text:tab/><text:tab/><text:span text:style-name="T9">achou = 1</text:span></text:p>
      <text:p text:style-name="P16"><text:tab/><text:tab/><text:tab/><text:tab/><text:tab/><text:tab/><text:span text:style-name="T10">cliente = i</text:span></text:p>
      <text:p text:style-name="P16"><text:tab/><text:tab/><text:tab/><text:tab/><text:tab/><text:span text:style-name="T9">fim-se</text:span></text:p>
      <text:p text:style-name="P16"><text:tab/><text:tab/><text:tab/><text:tab/><text:span text:style-name="T9">fim-para</text:span></text:p>
      <text:p text:style-name="P16"><text:tab/><text:tab/><text:tab/><text:tab/><text:span text:style-name="T10">se achou = 1</text:span></text:p>
      <text:p text:style-name="P16"><text:tab/><text:tab/><text:tab/><text:tab/><text:tab/><text:span text:style-name="T10">conta[contadorContas].cgc = cgc</text:span></text:p>
      <text:p text:style-name="P16"><text:tab/><text:tab/><text:tab/><text:tab/><text:tab/><text:span text:style-name="T10">leia tempo</text:span></text:p>
      <text:p text:style-name="P16"><text:tab/><text:tab/><text:tab/><text:tab/><text:tab/><text:span text:style-name="T10">leia saldo<text:tab/></text:span></text:p>
      <text:p text:style-name="P16"><text:tab/><text:tab/><text:tab/><text:tab/><text:tab/><text:span text:style-name="T10">conta[contadorContas].tempo = tempo</text:span></text:p>
      <text:p text:style-name="P16"><text:tab/><text:tab/><text:tab/><text:tab/><text:tab/><text:span text:style-name="T10">conta[contadorContas].saldo = saldo</text:span></text:p>
      <text:p text:style-name="P16"><text:tab/><text:tab/><text:tab/><text:tab/><text:tab/><text:span text:style-name="T10">cliente.numeroContas[0]++;</text:span></text:p>
      <text:p text:style-name="P16"><text:tab/><text:tab/><text:tab/><text:tab/><text:tab/><text:span text:style-name="T10">cliente.numeroContas[cliente.numeroContas[0]] = contadorContas</text:span></text:p>
      <text:p text:style-name="P16"><text:tab/><text:tab/><text:tab/><text:tab/><text:span text:style-name="T10">senao </text:span></text:p>
      <text:p text:style-name="P16"><text:tab/><text:tab/><text:tab/><text:tab/><text:tab/><text:span text:style-name="T10">imprima cliente não encontrado</text:span></text:p>
      <text:p text:style-name="P16"><text:tab/><text:tab/><text:tab/><text:tab/><text:span text:style-name="T10">fim-se</text:span></text:p>
      <text:p text:style-name="P16"/>
      <text:p text:style-name="P17"><text:tab/><text:tab/><text:tab/><text:span text:style-name="T11">3</text:span>:<text:span text:style-name="T10"><text:tab/>para i de 0 a contadorContas faça</text:span></text:p>
      <text:p text:style-name="P17"><text:tab/><text:tab/><text:tab/><text:tab/><text:tab/><text:span text:style-name="T10">para i de 0 a contadorClientes faça</text:span></text:p>
      <text:p text:style-name="P17"><text:tab/><text:tab/><text:tab/><text:tab/><text:tab/><text:tab/><text:span text:style-name="T11">para j de 1 a cliente[i].numeroContas[0] faça</text:span></text:p>
      <text:p text:style-name="P17"><text:tab/><text:tab/><text:tab/><text:tab/><text:tab/><text:tab/><text:tab/><text:span text:style-name="T11">se conta[numeroContas[j]].saldo &lt; 0 faça</text:span></text:p>
      <text:p text:style-name="P17"><text:tab/><text:tab/><text:tab/><text:tab/><text:tab/><text:tab/><text:tab/><text:tab/><text:span text:style-name="T11">negativos++</text:span></text:p>
      <text:p text:style-name="P17"><text:tab/><text:tab/><text:tab/><text:tab/><text:tab/><text:tab/><text:tab/><text:span text:style-name="T11">fim-se</text:span></text:p>
      <text:p text:style-name="P17"><text:tab/><text:tab/><text:tab/><text:tab/><text:tab/><text:tab/><text:span text:style-name="T11">fim-se</text:span></text:p>
      <text:p text:style-name="P17"><text:tab/><text:tab/><text:tab/><text:tab/><text:tab/><text:span text:style-name="T11">fim-se</text:span><text:tab/><text:tab/><text:tab/><text:tab/><text:tab/><text:tab/><text:tab/></text:p>
      <text:p text:style-name="P17"><text:tab/><text:tab/><text:tab/><text:tab/><text:span text:style-name="T9">fim-para</text:span></text:p>
      <text:p text:style-name="P17"><text:tab/><text:tab/><text:tab/><text:tab/><text:span text:style-name="T11">imprima negativos</text:span></text:p>
      <text:p text:style-name="P17"><text:tab/><text:tab/><text:tab/></text:p>
      <text:p text:style-name="P17"><text:tab/><text:tab/><text:tab/><text:span text:style-name="T11">4:<text:tab/>para i de 0 a contadorContas faça</text:span></text:p>
      <text:p text:style-name="P17"><text:tab/><text:tab/><text:tab/><text:tab/><text:tab/><text:span text:style-name="T10">para i de 0 a contadorClientes faça</text:span></text:p>
      <text:p text:style-name="P17"><text:tab/><text:tab/><text:tab/><text:tab/><text:tab/><text:tab/><text:span text:style-name="T11">para j de 1 a cliente[i].numeroContas[0] faça</text:span></text:p>
      <text:p text:style-name="P17"><text:tab/><text:tab/><text:tab/><text:tab/><text:tab/><text:tab/><text:tab/><text:span text:style-name="T11">se cliente[i].idade &lt; 30 &amp;&amp; conta[numeroContas[j]].tempo &gt; 10 faça</text:span></text:p>
      <text:p text:style-name="P17"><text:tab/><text:tab/><text:tab/><text:tab/><text:tab/><text:tab/><text:tab/><text:tab/><text:span text:style-name="T11">negativos++</text:span></text:p>
      <text:p text:style-name="P17"><text:tab/><text:tab/><text:tab/><text:tab/><text:tab/><text:tab/><text:tab/><text:span text:style-name="T11">fim-se</text:span></text:p>
      <text:p text:style-name="P17"><text:tab/><text:tab/><text:tab/><text:tab/><text:tab/><text:tab/><text:span text:style-name="T11">fim-se</text:span></text:p>
      <text:p text:style-name="P17"><text:tab/><text:tab/><text:tab/><text:tab/><text:tab/><text:span text:style-name="T11">fim-se</text:span><text:tab/><text:tab/><text:tab/><text:tab/><text:tab/><text:tab/><text:tab/></text:p>
      <text:p text:style-name="P17"><text:tab/><text:tab/><text:tab/><text:tab/><text:span text:style-name="T9">fim-para</text:span></text:p>
      <text:p text:style-name="P17"><text:tab/><text:tab/><text:tab/><text:tab/><text:span text:style-name="T11">imprima negativos</text:span></text:p>
      <text:p text:style-name="P16"><text:tab/></text:p>
      <text:p text:style-name="P11">subortina inteiro verificaDuplicados(v1 literal, v2 literal)</text:p>
      <text:p text:style-name="P11"><text:tab/>se strcmp(v1, v2) = 0</text:p>
      <text:p text:style-name="P11"><text:tab/><text:tab/>retorna <text:span text:style-name="T3">1</text:span></text:p>
      <text:p text:style-name="P11"><text:tab/>el<text:span text:style-name="T2">se</text:span></text:p>
      <text:p text:style-name="P11"><text:tab/><text:tab/>retorna 0</text:p>
      <text:p text:style-name="P11">fim-subrotina</text:p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Algoritmo</text:p>
      <text:p text:style-name="P31"><text:tab/>defina X 20 { numero de apartamentos }</text:p>
      <text:p text:style-name="P31"><text:tab/>declare imovel[X] registro(identificac literial, imposto numerico, mesesatraso numérico)</text:p>
      <text:p text:style-name="P31"><text:tab/>declare tabela[5][3] numerico</text:p>
      <text:p text:style-name="P31"><text:tab/>tabela = {{0,50,1},{51,180,2},{181,500,4},{501,1200,7},{1200,<text:span text:style-name="T14">99999999</text:span>,10}}</text:p>
      <text:p text:style-name="P32"><text:tab/><text:span text:style-name="T12">declare identific literal, imposto numerico, mesesatraso numerico, n, multa, vLido numerico, contador numerico</text:span></text:p>
      <text:p text:style-name="P32"><text:tab/><text:span text:style-name="T12">vLido = 0</text:span></text:p>
      <text:p text:style-name="P32"><text:tab/><text:span text:style-name="T12">contador = 0</text:span></text:p>
      <text:p text:style-name="P32"><text:span text:style-name="T12"><text:tab/>enquanto vLido != 3</text:span></text:p>
      <text:p text:style-name="P7"><text:tab/><text:tab/><text:span text:style-name="T12">imprima <text:tab/>1 – registre imovel</text:span></text:p>
      <text:p text:style-name="P7"><text:tab/><text:tab/><text:tab/> <text:s/><text:tab/><text:span text:style-name="T12">2 – imprima multa imovel especifico</text:span></text:p>
      <text:p text:style-name="P29"><text:tab/><text:tab/><text:span text:style-name="T12">achou = 0</text:span></text:p>
      <text:p text:style-name="P29"><text:span text:style-name="T12"><text:tab/><text:tab/>leia vLido</text:span></text:p>
      <text:p text:style-name="P7"><text:tab/><text:tab/><text:span text:style-name="T12">caso vLido</text:span></text:p>
      <text:p text:style-name="P7"><text:tab/><text:tab/><text:tab/><text:span text:style-name="T12">1: leia identific</text:span></text:p>
      <text:p text:style-name="P7"><text:tab/><text:tab/><text:tab/><text:span text:style-name="T12">se contador = 0 faça</text:span></text:p>
      <text:p text:style-name="P7"><text:tab/><text:tab/><text:tab/><text:tab/><text:span text:style-name="T12">leia imposto</text:span></text:p>
      <text:p text:style-name="P7"><text:tab/><text:tab/><text:tab/><text:tab/><text:span text:style-name="T12">leia mesesatraso</text:span></text:p>
      <text:p text:style-name="P7"><text:tab/><text:tab/><text:tab/><text:tab/><text:span text:style-name="T12">imovel[contador].identific = identific</text:span></text:p>
      <text:p text:style-name="P7"><text:tab/><text:tab/><text:tab/><text:tab/><text:span text:style-name="T12">imovel[contador].imposto = imposto</text:span></text:p>
      <text:p text:style-name="P7"><text:tab/><text:tab/><text:tab/><text:tab/><text:span text:style-name="T12">imovel[contador].mesesatraso = mesesatraso</text:span></text:p>
      <text:p text:style-name="P7"><text:tab/><text:tab/><text:tab/><text:span text:style-name="T12">senão</text:span></text:p>
      <text:p text:style-name="P7"><text:tab/><text:tab/><text:tab/><text:tab/><text:span text:style-name="T12">para i de 0 a contador faça</text:span></text:p>
      <text:p text:style-name="P29"><text:tab/><text:tab/><text:tab/><text:tab/><text:tab/><text:span text:style-name="T12">se verificaDuplicados(identific, imovel[i].identific) = 1</text:span></text:p>
      <text:p text:style-name="P7"><text:tab/><text:tab/><text:tab/><text:tab/><text:tab/><text:tab/><text:span text:style-name="T12">achou = 1</text:span></text:p>
      <text:p text:style-name="P7"><text:tab/><text:tab/><text:tab/><text:tab/><text:tab/><text:span text:style-name="T12">fim-se</text:span></text:p>
      <text:p text:style-name="P29"><text:tab/><text:tab/><text:tab/><text:tab/><text:span text:style-name="T12">fim-para</text:span></text:p>
      <text:p text:style-name="P29"><text:tab/><text:tab/><text:tab/><text:tab/><text:span text:style-name="T12">se achou = 1</text:span></text:p>
      <text:p text:style-name="P29"><text:tab/><text:tab/><text:tab/><text:tab/><text:tab/><text:span text:style-name="T12">imprima identificacao duplicada</text:span></text:p>
      <text:p text:style-name="P29"><text:tab/><text:tab/><text:tab/><text:tab/><text:span text:style-name="T12">senao</text:span></text:p>
      <text:p text:style-name="P29"><text:tab/><text:tab/><text:tab/><text:tab/><text:tab/><text:span text:style-name="T12">leia imposto</text:span></text:p>
      <text:p text:style-name="P29"><text:tab/><text:tab/><text:tab/><text:tab/><text:tab/><text:span text:style-name="T12">leia mesesatraso</text:span></text:p>
      <text:p text:style-name="P29"><text:tab/><text:tab/><text:tab/><text:tab/><text:tab/><text:span text:style-name="T12">imovel[contador].identific = identific</text:span></text:p>
      <text:p text:style-name="P29"><text:tab/><text:tab/><text:tab/><text:tab/><text:tab/><text:span text:style-name="T12">imovel[contador].imposto = imposto</text:span></text:p>
      <text:p text:style-name="P29"><text:tab/><text:tab/><text:tab/><text:tab/><text:tab/><text:span text:style-name="T12">imovel[contador].mesesatraso = mesesatraso</text:span><text:tab/></text:p>
      <text:p text:style-name="P29"><text:tab/><text:tab/><text:tab/><text:tab/><text:span text:style-name="T12">fim-se</text:span></text:p>
      <text:p text:style-name="P7"><text:tab/><text:tab/><text:tab/><text:span text:style-name="T12">fim-se</text:span></text:p>
      <text:p text:style-name="P7"><text:tab/><text:tab/><text:tab/></text:p>
      <text:p text:style-name="P7"><text:tab/><text:tab/><text:tab/><text:span text:style-name="T12">2: leia identific</text:span></text:p>
      <text:p text:style-name="P30"><text:tab/><text:tab/><text:tab/><text:span text:style-name="T12">para i de 0 a contador faça</text:span></text:p>
      <text:p text:style-name="P30"><text:tab/><text:tab/><text:tab/><text:tab/><text:span text:style-name="T12">se verificaDuplicados(identific, imovel[i].identific) = 1</text:span></text:p>
      <text:p text:style-name="P30"><text:tab/><text:tab/><text:tab/><text:tab/><text:tab/><text:span text:style-name="T12">achou = 1</text:span></text:p>
      <text:p text:style-name="P30"><text:tab/><text:tab/><text:tab/><text:tab/><text:tab/><text:span text:style-name="T13">n = i</text:span></text:p>
      <text:p text:style-name="P30"><text:tab/><text:tab/><text:tab/><text:span text:style-name="T12">fim-se</text:span></text:p>
      <text:p text:style-name="P30"><text:tab/><text:tab/><text:tab/><text:span text:style-name="T13">se achou = 0</text:span></text:p>
      <text:p text:style-name="P30"><text:tab/><text:tab/><text:tab/><text:tab/><text:span text:style-name="T13">imprima nenhum imovel encontrado</text:span></text:p>
      <text:p text:style-name="P30"><text:tab/><text:tab/><text:tab/><text:span text:style-name="T13">senao</text:span></text:p>
      <text:p text:style-name="P30"><text:tab/><text:tab/><text:tab/><text:tab/><text:span text:style-name="T13">imprima identificacao imposto mesesatraso</text:span></text:p>
      <text:p text:style-name="P30"><text:tab/><text:tab/><text:tab/><text:tab/><text:span text:style-name="T14">para i de 0 a 4</text:span></text:p>
      <text:p text:style-name="P30"><text:tab/><text:tab/><text:tab/><text:tab/><text:tab/><text:span text:style-name="T14">se imposto &gt;= tabela[i][0] &amp;&amp; imposto &lt;= tabela[i][1]</text:span></text:p>
      <text:p text:style-name="P30"><text:tab/><text:tab/><text:tab/><text:tab/><text:tab/><text:span text:style-name="T14">multa = imovel[n].imposto * (tabela[i][3]/100)*imovel[n].mesesatraso</text:span></text:p>
      <text:p text:style-name="P30"><text:tab/><text:tab/><text:tab/><text:tab/><text:span text:style-name="T14">fim-para</text:span></text:p>
      <text:p text:style-name="P30"><text:tab/><text:tab/><text:tab/><text:span text:style-name="T14">fim-se</text:span></text:p>
      <text:p text:style-name="P30"><text:tab/><text:tab/><text:span text:style-name="T14">fim enquanto</text:span></text:p>
      <text:p text:style-name="P30"><text:tab/><text:span text:style-name="T14">fim algoritmo</text:span></text:p>
      <text:p text:style-name="P7"><text:soft-page-break/><text:tab/><text:tab/><text:tab/></text:p>
      <text:p text:style-name="P7"><text:tab/><text:tab/><text:tab/><text:tab/></text:p>
      <text:p text:style-name="P29">subortina inteiro verificaDuplicados(v1 literal, v2 literal)</text:p>
      <text:p text:style-name="P29"><text:tab/>se strcmp(v1, v2) = 0</text:p>
      <text:p text:style-name="P29"><text:tab/><text:tab/>retorna <text:span text:style-name="T3">1</text:span></text:p>
      <text:p text:style-name="P29"><text:tab/>el<text:span text:style-name="T2">se</text:span></text:p>
      <text:p text:style-name="P29"><text:tab/><text:tab/>retorna 0</text:p>
      <text:p text:style-name="P29">fim-subrot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Barth</meta:initial-creator>
    <meta:creation-date>2016-02-21T13:03:27.578038001</meta:creation-date>
    <dc:date>2016-02-21T20:21:58.754685559</dc:date>
    <dc:creator>Vitor Barth</dc:creator>
    <meta:editing-duration>PT3H18M31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6" meta:paragraph-count="238" meta:word-count="807" meta:character-count="6258" meta:non-whitespace-character-count="4815"/>
  </office:meta>
</office:document-meta>
</file>